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fb0b" officeooo:paragraph-rsid="0018fb0b"/>
    </style:style>
    <style:style style:name="P2" style:family="paragraph" style:parent-style-name="Standard" style:list-style-name="L2">
      <style:text-properties officeooo:rsid="0018fb0b" officeooo:paragraph-rsid="0018fb0b"/>
    </style:style>
    <style:style style:name="P3" style:family="paragraph" style:parent-style-name="Standard" style:list-style-name="L2">
      <style:text-properties officeooo:paragraph-rsid="0018fb0b"/>
    </style:style>
    <style:style style:name="P4" style:family="paragraph" style:parent-style-name="Standard" style:list-style-name="L2">
      <style:text-properties fo:font-size="14pt" fo:font-weight="bold" officeooo:paragraph-rsid="0018fb0b" style:font-weight-asian="bold" style:font-weight-complex="bold"/>
    </style:style>
    <style:style style:name="P5" style:family="paragraph" style:parent-style-name="Standard" style:list-style-name="L2">
      <style:text-properties fo:font-size="14pt" fo:font-weight="bold" officeooo:rsid="001ab282" officeooo:paragraph-rsid="001ab282" style:font-weight-asian="bold" style:font-weight-complex="bold"/>
    </style:style>
    <style:style style:name="P6" style:family="paragraph" style:parent-style-name="Standard">
      <style:text-properties fo:font-size="12pt" fo:font-weight="normal" officeooo:paragraph-rsid="0018fb0b" style:font-weight-asian="normal" style:font-weight-complex="normal"/>
    </style:style>
    <style:style style:name="P7" style:family="paragraph" style:parent-style-name="Standard" style:list-style-name="L2">
      <style:text-properties officeooo:rsid="001ab282" officeooo:paragraph-rsid="001ab282"/>
    </style:style>
    <style:style style:name="P8" style:family="paragraph" style:parent-style-name="Standard" style:list-style-name="L2">
      <style:text-properties fo:font-weight="normal" officeooo:rsid="001ab282" officeooo:paragraph-rsid="001ab282" style:font-weight-asian="normal" style:font-weight-complex="normal"/>
    </style:style>
    <style:style style:name="P9" style:family="paragraph" style:parent-style-name="Standard" style:list-style-name="L2">
      <style:text-properties fo:font-size="10pt" officeooo:rsid="001ab282" officeooo:paragraph-rsid="001ab282"/>
    </style:style>
    <style:style style:name="P10" style:family="paragraph" style:parent-style-name="Standard" style:list-style-name="L2">
      <style:text-properties officeooo:rsid="001b4909" officeooo:paragraph-rsid="001b4909"/>
    </style:style>
    <style:style style:name="P11" style:family="paragraph" style:parent-style-name="Standard">
      <style:text-properties officeooo:rsid="001b4e4a" officeooo:paragraph-rsid="0018fb0b"/>
    </style:style>
    <style:style style:name="T1" style:family="text">
      <style:text-properties officeooo:rsid="0018fb0b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ab282"/>
    </style:style>
    <style:style style:name="T5" style:family="text">
      <style:text-properties officeooo:rsid="001b49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list xml:id="list7616447462350461975" text:style-name="L2">
        <text:list-item>
          <text:p text:style-name="P4"><text:span text:style-name="T1">Subjonctif Présent</text:span></text:p>
          <text:list>
            <text:list-item>
              <text:p text:style-name="P3"><text:span text:style-name="T1">Régulier</text:span></text:p>
              <text:list>
                <text:list-item>
                  <text:p text:style-name="P3"><text:span text:style-name="T1">-AR → -e</text:span></text:p>
                  <text:p text:style-name="P3"><text:span text:style-name="T1">-ER / -IR → -a</text:span></text:p>
                </text:list-item>
                <text:list-item>
                  <text:p text:style-name="P2">Accent : 2<text:span text:style-name="T2">e</text:span> pluriel</text:p>
                </text:list-item>
              </text:list>
            </text:list-item>
            <text:list-item>
              <text:p text:style-name="P2">Diphtongue → 1236</text:p>
            </text:list-item>
            <text:list-item>
              <text:p text:style-name="P2">Affaiblissement → toutes personnes</text:p>
            </text:list-item>
            <text:list-item>
              <text:p text:style-name="P2">Alternance → diphtongue 1236 + affaiblissement 45</text:p>
            </text:list-item>
            <text:list-item>
              <text:p text:style-name="P2">Modifications orthographiques :</text:p>
              <text:list>
                <text:list-item>
                  <text:p text:style-name="P2">-cer <text:span text:style-name="T4">(-zco)</text:span> → -zca</text:p>
                </text:list-item>
                <text:list-item>
                  <text:p text:style-name="P2">-<text:span text:style-name="T4">cir (-jo)</text:span> → -ja</text:p>
                </text:list-item>
                <text:list-item>
                  <text:p text:style-name="P2"><text:span text:style-name="T4">(</text:span>-go<text:span text:style-name="T4">)</text:span> → -ga</text:p>
                </text:list-item>
                <text:list-item>
                  <text:p text:style-name="P2">-ger → -ja</text:p>
                </text:list-item>
                <text:list-item>
                  <text:p text:style-name="P2">-car → -<text:span text:style-name="T4">que</text:span></text:p>
                </text:list-item>
                <text:list-item>
                  <text:p text:style-name="P2">-<text:span text:style-name="T4">gar → -gue</text:span></text:p>
                </text:list-item>
              </text:list>
            </text:list-item>
            <text:list-item>
              <text:p text:style-name="P7">Les gros irréguliers :</text:p>
              <text:list>
                <text:list-item>
                  <text:p text:style-name="P8">Ir <text:tab/><text:tab/>Ser <text:tab/><text:tab/>Saber <text:tab/><text:tab/>Haber <text:tab/><text:tab/>Estar</text:p>
                  <text:p text:style-name="P9">Vaya <text:tab/><text:tab/>Sea <text:tab/><text:tab/>Sepa <text:tab/><text:tab/>Haya <text:tab/><text:tab/>Esté</text:p>
                  <text:p text:style-name="P9">Vayas <text:tab/><text:tab/>Seas <text:tab/><text:tab/>Sepas <text:tab/><text:tab/>Hayas <text:tab/><text:tab/>Estés</text:p>
                  <text:p text:style-name="P9">Vaya <text:tab/><text:tab/>Sea <text:tab/><text:tab/>Sepa <text:tab/><text:tab/>Haya <text:tab/><text:tab/>Esté</text:p>
                  <text:p text:style-name="P9">Vayamos <text:tab/>Seamos <text:tab/><text:tab/>Sepamos <text:tab/>Hayamos <text:tab/>Estemos</text:p>
                  <text:p text:style-name="P9">Vayáis <text:tab/><text:tab/>Seáis <text:tab/><text:tab/>Sepáis <text:tab/><text:tab/>Hayáis <text:tab/><text:tab/>Estéis</text:p>
                  <text:p text:style-name="P9">Vayan <text:tab/><text:tab/>Sean <text:tab/><text:tab/>Sepan <text:tab/><text:tab/>Hayan <text:tab/><text:tab/>Estén</text:p>
                </text:list-item>
              </text:list>
            </text:list-item>
          </text:list>
          <text:p text:style-name="P7"/>
        </text:list-item>
        <text:list-item>
          <text:p text:style-name="P5">Futur</text:p>
          <text:list>
            <text:list-item>
              <text:p text:style-name="P7"><text:span text:style-name="T5">Infinitif</text:span> + terminaisons</text:p>
              <text:list>
                <text:list-item>
                  <text:p text:style-name="P7">é, ás, á, emos, éis, án</text:p>
                </text:list-item>
              </text:list>
            </text:list-item>
            <text:list-item>
              <text:p text:style-name="P10">Irrégulier</text:p>
              <text:list>
                <text:list-item>
                  <text:p text:style-name="P10">decir → diré</text:p>
                </text:list-item>
                <text:list-item>
                  <text:p text:style-name="P10">hacer → haré</text:p>
                </text:list-item>
                <text:list-item>
                  <text:p text:style-name="P10">tener → tendré</text:p>
                </text:list-item>
                <text:list-item>
                  <text:p text:style-name="P10">poner → pondré</text:p>
                </text:list-item>
                <text:list-item>
                  <text:p text:style-name="P10">poder → podré</text:p>
                </text:list-item>
                <text:list-item>
                  <text:p text:style-name="P10">venir → vendré</text:p>
                </text:list-item>
                <text:list-item>
                  <text:p text:style-name="P10">valer → valdré</text:p>
                </text:list-item>
                <text:list-item>
                  <text:p text:style-name="P10">salir → saldré</text:p>
                </text:list-item>
                <text:list-item>
                  <text:p text:style-name="P10">querer → querré</text:p>
                </text:list-item>
              </text:list>
            </text:list-item>
          </text:list>
        </text:list-item>
      </text:list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5:11:59.412000000</meta:creation-date>
    <dc:date>2018-10-18T15:40:10.268000000</dc:date>
    <meta:editing-duration>PT4M5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7" meta:word-count="166" meta:character-count="768" meta:non-whitespace-character-count="622"/>
  </office:meta>
</office:document-meta>
</file>